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7000002C8F5D7F26E6921FA41.png" manifest:media-type="image/png"/>
  <manifest:file-entry manifest:full-path="Pictures/1000020100000407000002C87F28BDCAC0ED02DE.png" manifest:media-type="image/png"/>
  <manifest:file-entry manifest:full-path="Pictures/1000020100000407000002C87914182284A110F9.png" manifest:media-type="image/png"/>
  <manifest:file-entry manifest:full-path="Pictures/10000201000003F6000002B712180E27347DC179.png" manifest:media-type="image/png"/>
  <manifest:file-entry manifest:full-path="Pictures/10000201000003F3000002B645CA52B35C4D530C.png" manifest:media-type="image/png"/>
  <manifest:file-entry manifest:full-path="Pictures/10000201000003F6000002B876E5DA5CCF3A9642.png" manifest:media-type="image/png"/>
  <manifest:file-entry manifest:full-path="Pictures/10000201000003F2000002B97BDAB586AC415C45.png" manifest:media-type="image/png"/>
  <manifest:file-entry manifest:full-path="Pictures/1000020100000407000002C63EAA94164A03C531.png" manifest:media-type="image/png"/>
  <manifest:file-entry manifest:full-path="Pictures/10000201000003F4000002B832F06B81F0FFB507.png" manifest:media-type="image/png"/>
  <manifest:file-entry manifest:full-path="Pictures/10000201000003F6000002B9847E4AE37BEC7AF1.png" manifest:media-type="image/png"/>
  <manifest:file-entry manifest:full-path="Pictures/1000020100000407000002C841106090AAB2D270.png" manifest:media-type="image/png"/>
  <manifest:file-entry manifest:full-path="Pictures/1000020100000407000002C859BD23F5AC4FF7D9.png" manifest:media-type="image/png"/>
  <manifest:file-entry manifest:full-path="Pictures/10000201000003F6000002B68C54FFACCDADAC3B.png" manifest:media-type="image/png"/>
  <manifest:file-entry manifest:full-path="Pictures/10000201000003F7000002B7B4997B2AD4BAADAC.png" manifest:media-type="image/png"/>
  <manifest:file-entry manifest:full-path="Pictures/10000201000003F6000002B988D3924427B291ED.png" manifest:media-type="image/png"/>
  <manifest:file-entry manifest:full-path="Pictures/10000201000003F8000002BA62B3F61F7F46903C.png" manifest:media-type="image/png"/>
  <manifest:file-entry manifest:full-path="Pictures/1000020100000407000002C8E93B9AEA24B118A2.png" manifest:media-type="image/png"/>
  <manifest:file-entry manifest:full-path="Pictures/1000020100000405000002C92C926C786CD76636.png" manifest:media-type="image/png"/>
  <manifest:file-entry manifest:full-path="Pictures/10000201000003F7000002BA6E4CA6365032E83F.png" manifest:media-type="image/png"/>
  <manifest:file-entry manifest:full-path="Pictures/10000201000003F5000002B848F49254E5613B65.png" manifest:media-type="image/png"/>
  <manifest:file-entry manifest:full-path="Pictures/1000020100000407000002C885D33B666D674E4D.png" manifest:media-type="image/png"/>
  <manifest:file-entry manifest:full-path="Pictures/1000020100000407000002C8C322118AE904E31D.png" manifest:media-type="image/png"/>
  <manifest:file-entry manifest:full-path="Pictures/1000020100000407000002C902E54E59DCD455B1.png" manifest:media-type="image/png"/>
  <manifest:file-entry manifest:full-path="Pictures/10000201000003F5000002B8D287274E21B3D8ED.png" manifest:media-type="image/png"/>
  <manifest:file-entry manifest:full-path="Pictures/10000201000003F4000002B60B3130FAE735D45C.png" manifest:media-type="image/png"/>
  <manifest:file-entry manifest:full-path="Pictures/1000020100000407000002D84F9EE6C92BDD5B10.png" manifest:media-type="image/png"/>
  <manifest:file-entry manifest:full-path="Pictures/1000020100000407000002C6070BE58A0FB71C2A.png" manifest:media-type="image/png"/>
  <manifest:file-entry manifest:full-path="Pictures/10000201000003F5000002B739A6C6EC55A0C982.png" manifest:media-type="image/png"/>
  <manifest:file-entry manifest:full-path="Pictures/1000020100000407000002C6286A58D7045D17CD.png" manifest:media-type="image/png"/>
  <manifest:file-entry manifest:full-path="Pictures/1000020100000407000002C8DE60ED01291C1EDA.png" manifest:media-type="image/png"/>
  <manifest:file-entry manifest:full-path="Pictures/10000201000003F6000002BBD43920E075C3FF46.png" manifest:media-type="image/png"/>
  <manifest:file-entry manifest:full-path="Pictures/10000201000003F3000002B8F15AAAC78CD7F430.png" manifest:media-type="image/png"/>
  <manifest:file-entry manifest:full-path="Pictures/1000020100000407000002C6D5DA3CDBD6249143.png" manifest:media-type="image/png"/>
  <manifest:file-entry manifest:full-path="Pictures/10000201000003F8000002B897A443620BA9B3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er_20_defecte">
        <draw:frame draw:style-name="gr1" draw:text-style-name="P1" draw:layer="layout" svg:width="27.278cm" svg:height="18.864cm" svg:x="1cm" svg:y="1cm">
          <draw:image xlink:href="Pictures/1000020100000407000002C902E54E59DCD455B1.png" xlink:type="simple" xlink:show="embed" xlink:actuate="onLoad" loext:mime-type="image/png">
            <text:p/>
          </draw:image>
        </draw:frame>
      </draw:page>
      <draw:page draw:name="page2" draw:style-name="dp1" draw:master-page-name="Per_20_defecte">
        <draw:frame draw:style-name="gr1" draw:text-style-name="P1" draw:layer="layout" svg:width="27.278cm" svg:height="18.837cm" svg:x="1.002cm" svg:y="1.003cm">
          <draw:image xlink:href="Pictures/1000020100000407000002C8C322118AE904E31D.png" xlink:type="simple" xlink:show="embed" xlink:actuate="onLoad" loext:mime-type="image/png">
            <text:p/>
          </draw:image>
        </draw:frame>
      </draw:page>
      <draw:page draw:name="page3" draw:style-name="dp1" draw:master-page-name="Per_20_defecte">
        <draw:frame draw:style-name="gr1" draw:text-style-name="P1" draw:layer="layout" svg:width="26.881cm" svg:height="18.467cm" svg:x="1.2cm" svg:y="1.187cm">
          <draw:image xlink:href="Pictures/10000201000003F8000002BA62B3F61F7F46903C.png" xlink:type="simple" xlink:show="embed" xlink:actuate="onLoad" loext:mime-type="image/png">
            <text:p/>
          </draw:image>
        </draw:frame>
      </draw:page>
      <draw:page draw:name="page4" draw:style-name="dp1" draw:master-page-name="Per_20_defecte">
        <draw:frame draw:style-name="gr1" draw:text-style-name="P1" draw:layer="layout" svg:width="26.828cm" svg:height="18.44cm" svg:x="1.226cm" svg:y="1.2cm">
          <draw:image xlink:href="Pictures/10000201000003F6000002B988D3924427B291ED.png" xlink:type="simple" xlink:show="embed" xlink:actuate="onLoad" loext:mime-type="image/png">
            <text:p/>
          </draw:image>
        </draw:frame>
      </draw:page>
      <draw:page draw:name="page5" draw:style-name="dp1" draw:master-page-name="Per_20_defecte">
        <draw:frame draw:style-name="gr1" draw:text-style-name="P1" draw:layer="layout" svg:width="26.828cm" svg:height="18.361cm" svg:x="1.226cm" svg:y="1.24cm">
          <draw:image xlink:href="Pictures/10000201000003F6000002B68C54FFACCDADAC3B.png" xlink:type="simple" xlink:show="embed" xlink:actuate="onLoad" loext:mime-type="image/png">
            <text:p/>
          </draw:image>
        </draw:frame>
      </draw:page>
      <draw:page draw:name="page6" draw:style-name="dp1" draw:master-page-name="Per_20_defecte">
        <draw:frame draw:style-name="gr1" draw:text-style-name="P1" draw:layer="layout" svg:width="26.801cm" svg:height="18.414cm" svg:x="1.229cm" svg:y="1.195cm">
          <draw:image xlink:href="Pictures/10000201000003F5000002B848F49254E5613B65.png" xlink:type="simple" xlink:show="embed" xlink:actuate="onLoad" loext:mime-type="image/png">
            <text:p/>
          </draw:image>
        </draw:frame>
      </draw:page>
      <draw:page draw:name="page7" draw:style-name="dp1" draw:master-page-name="Per_20_defecte">
        <draw:frame draw:style-name="gr1" draw:text-style-name="P1" draw:layer="layout" svg:width="26.828cm" svg:height="18.44cm" svg:x="1.226cm" svg:y="1.2cm">
          <draw:image xlink:href="Pictures/10000201000003F6000002B9847E4AE37BEC7AF1.png" xlink:type="simple" xlink:show="embed" xlink:actuate="onLoad" loext:mime-type="image/png">
            <text:p/>
          </draw:image>
        </draw:frame>
      </draw:page>
      <draw:page draw:name="page8" draw:style-name="dp1" draw:master-page-name="Per_20_defecte">
        <draw:frame draw:style-name="gr1" draw:text-style-name="P1" draw:layer="layout" svg:width="26.775cm" svg:height="18.414cm" svg:x="1.253cm" svg:y="1.213cm">
          <draw:image xlink:href="Pictures/10000201000003F4000002B832F06B81F0FFB507.png" xlink:type="simple" xlink:show="embed" xlink:actuate="onLoad" loext:mime-type="image/png">
            <text:p/>
          </draw:image>
        </draw:frame>
      </draw:page>
      <draw:page draw:name="page9" draw:style-name="dp1" draw:master-page-name="Per_20_defecte">
        <draw:frame draw:style-name="gr1" draw:text-style-name="P1" draw:layer="layout" svg:width="26.722cm" svg:height="18.44cm" svg:x="1.269cm" svg:y="1.182cm">
          <draw:image xlink:href="Pictures/10000201000003F2000002B97BDAB586AC415C45.png" xlink:type="simple" xlink:show="embed" xlink:actuate="onLoad" loext:mime-type="image/png">
            <text:p/>
          </draw:image>
        </draw:frame>
      </draw:page>
      <draw:page draw:name="page10" draw:style-name="dp1" draw:master-page-name="Per_20_defecte">
        <draw:frame draw:style-name="gr1" draw:text-style-name="P1" draw:layer="layout" svg:width="27.278cm" svg:height="18.837cm" svg:x="1.001cm" svg:y="1.002cm">
          <draw:image xlink:href="Pictures/1000020100000407000002C8E93B9AEA24B118A2.png" xlink:type="simple" xlink:show="embed" xlink:actuate="onLoad" loext:mime-type="image/png">
            <text:p/>
          </draw:image>
        </draw:frame>
      </draw:page>
      <draw:page draw:name="page11" draw:style-name="dp1" draw:master-page-name="Per_20_defecte">
        <draw:frame draw:style-name="gr1" draw:text-style-name="P1" draw:layer="layout" svg:width="27.278cm" svg:height="18.837cm" svg:x="0.991cm" svg:y="0.983cm">
          <draw:image xlink:href="Pictures/1000020100000407000002C859BD23F5AC4FF7D9.png" xlink:type="simple" xlink:show="embed" xlink:actuate="onLoad" loext:mime-type="image/png">
            <text:p/>
          </draw:image>
        </draw:frame>
      </draw:page>
      <draw:page draw:name="page12" draw:style-name="dp1" draw:master-page-name="Per_20_defecte">
        <draw:frame draw:style-name="gr1" draw:text-style-name="P1" draw:layer="layout" svg:width="26.748cm" svg:height="18.414cm" svg:x="1.266cm" svg:y="1.213cm">
          <draw:image xlink:href="Pictures/10000201000003F3000002B8F15AAAC78CD7F430.png" xlink:type="simple" xlink:show="embed" xlink:actuate="onLoad" loext:mime-type="image/png">
            <text:p/>
          </draw:image>
        </draw:frame>
      </draw:page>
      <draw:page draw:name="page13" draw:style-name="dp1" draw:master-page-name="Per_20_defecte">
        <draw:frame draw:style-name="gr1" draw:text-style-name="P1" draw:layer="layout" svg:width="26.748cm" svg:height="18.361cm" svg:x="1.266cm" svg:y="1.24cm">
          <draw:image xlink:href="Pictures/10000201000003F3000002B645CA52B35C4D530C.png" xlink:type="simple" xlink:show="embed" xlink:actuate="onLoad" loext:mime-type="image/png">
            <text:p/>
          </draw:image>
        </draw:frame>
      </draw:page>
      <draw:page draw:name="page14" draw:style-name="dp1" draw:master-page-name="Per_20_defecte">
        <draw:frame draw:style-name="gr1" draw:text-style-name="P1" draw:layer="layout" svg:width="26.828cm" svg:height="18.414cm" svg:x="1.216cm" svg:y="1.195cm">
          <draw:image xlink:href="Pictures/10000201000003F6000002B876E5DA5CCF3A9642.png" xlink:type="simple" xlink:show="embed" xlink:actuate="onLoad" loext:mime-type="image/png">
            <text:p/>
          </draw:image>
        </draw:frame>
      </draw:page>
      <draw:page draw:name="page15" draw:style-name="dp1" draw:master-page-name="Per_20_defecte">
        <draw:frame draw:style-name="gr1" draw:text-style-name="P1" draw:layer="layout" svg:width="26.801cm" svg:height="18.414cm" svg:x="1.24cm" svg:y="1.213cm">
          <draw:image xlink:href="Pictures/10000201000003F5000002B8D287274E21B3D8ED.png" xlink:type="simple" xlink:show="embed" xlink:actuate="onLoad" loext:mime-type="image/png">
            <text:p/>
          </draw:image>
        </draw:frame>
      </draw:page>
      <draw:page draw:name="page16" draw:style-name="dp1" draw:master-page-name="Per_20_defecte">
        <draw:frame draw:style-name="gr1" draw:text-style-name="P1" draw:layer="layout" svg:width="26.775cm" svg:height="18.361cm" svg:x="1.253cm" svg:y="1.24cm">
          <draw:image xlink:href="Pictures/10000201000003F4000002B60B3130FAE735D45C.png" xlink:type="simple" xlink:show="embed" xlink:actuate="onLoad" loext:mime-type="image/png">
            <text:p/>
          </draw:image>
        </draw:frame>
      </draw:page>
      <draw:page draw:name="page17" draw:style-name="dp1" draw:master-page-name="Per_20_defecte">
        <draw:frame draw:style-name="gr1" draw:text-style-name="P1" draw:layer="layout" svg:width="27.278cm" svg:height="18.784cm" svg:x="1.001cm" svg:y="1.028cm">
          <draw:image xlink:href="Pictures/1000020100000407000002C6286A58D7045D17CD.png" xlink:type="simple" xlink:show="embed" xlink:actuate="onLoad" loext:mime-type="image/png">
            <text:p/>
          </draw:image>
        </draw:frame>
      </draw:page>
      <draw:page draw:name="page18" draw:style-name="dp1" draw:master-page-name="Per_20_defecte">
        <draw:frame draw:style-name="gr1" draw:text-style-name="P1" draw:layer="layout" svg:width="27.278cm" svg:height="18.784cm" svg:x="1.001cm" svg:y="1.028cm">
          <draw:image xlink:href="Pictures/1000020100000407000002C6070BE58A0FB71C2A.png" xlink:type="simple" xlink:show="embed" xlink:actuate="onLoad" loext:mime-type="image/png">
            <text:p/>
          </draw:image>
        </draw:frame>
      </draw:page>
      <draw:page draw:name="page19" draw:style-name="dp1" draw:master-page-name="Per_20_defecte">
        <draw:frame draw:style-name="gr1" draw:text-style-name="P1" draw:layer="layout" svg:width="26.801cm" svg:height="18.388cm" svg:x="1.24cm" svg:y="1.226cm">
          <draw:image xlink:href="Pictures/10000201000003F5000002B739A6C6EC55A0C982.png" xlink:type="simple" xlink:show="embed" xlink:actuate="onLoad" loext:mime-type="image/png">
            <text:p/>
          </draw:image>
        </draw:frame>
      </draw:page>
      <draw:page draw:name="page20" draw:style-name="dp1" draw:master-page-name="Per_20_defecte">
        <draw:frame draw:style-name="gr1" draw:text-style-name="P1" draw:layer="layout" svg:width="26.828cm" svg:height="18.388cm" svg:x="1.216cm" svg:y="1.208cm">
          <draw:image xlink:href="Pictures/10000201000003F6000002B712180E27347DC179.png" xlink:type="simple" xlink:show="embed" xlink:actuate="onLoad" loext:mime-type="image/png">
            <text:p/>
          </draw:image>
        </draw:frame>
      </draw:page>
      <draw:page draw:name="page21" draw:style-name="dp1" draw:master-page-name="Per_20_defecte">
        <draw:frame draw:style-name="gr1" draw:text-style-name="P1" draw:layer="layout" svg:width="27.278cm" svg:height="18.837cm" svg:x="1.001cm" svg:y="1.002cm">
          <draw:image xlink:href="Pictures/1000020100000407000002C841106090AAB2D270.png" xlink:type="simple" xlink:show="embed" xlink:actuate="onLoad" loext:mime-type="image/png">
            <text:p/>
          </draw:image>
        </draw:frame>
      </draw:page>
      <draw:page draw:name="page22" draw:style-name="dp1" draw:master-page-name="Per_20_defecte">
        <draw:frame draw:style-name="gr1" draw:text-style-name="P1" draw:layer="layout" svg:width="26.854cm" svg:height="18.467cm" svg:x="1.203cm" svg:y="1.168cm">
          <draw:image xlink:href="Pictures/10000201000003F7000002BA6E4CA6365032E83F.png" xlink:type="simple" xlink:show="embed" xlink:actuate="onLoad" loext:mime-type="image/png">
            <text:p/>
          </draw:image>
        </draw:frame>
      </draw:page>
      <draw:page draw:name="page23" draw:style-name="dp1" draw:master-page-name="Per_20_defecte">
        <draw:frame draw:style-name="gr1" draw:text-style-name="P1" draw:layer="layout" svg:width="26.854cm" svg:height="18.388cm" svg:x="1.213cm" svg:y="1.226cm">
          <draw:image xlink:href="Pictures/10000201000003F7000002B7B4997B2AD4BAADAC.png" xlink:type="simple" xlink:show="embed" xlink:actuate="onLoad" loext:mime-type="image/png">
            <text:p/>
          </draw:image>
        </draw:frame>
      </draw:page>
      <draw:page draw:name="page24" draw:style-name="dp1" draw:master-page-name="Per_20_defecte">
        <draw:frame draw:style-name="gr1" draw:text-style-name="P1" draw:layer="layout" svg:width="27.278cm" svg:height="18.837cm" svg:x="1.001cm" svg:y="1.002cm">
          <draw:image xlink:href="Pictures/1000020100000407000002C8DE60ED01291C1EDA.png" xlink:type="simple" xlink:show="embed" xlink:actuate="onLoad" loext:mime-type="image/png">
            <text:p/>
          </draw:image>
        </draw:frame>
      </draw:page>
      <draw:page draw:name="page25" draw:style-name="dp1" draw:master-page-name="Per_20_defecte">
        <draw:frame draw:style-name="gr1" draw:text-style-name="P1" draw:layer="layout" svg:width="26.68cm" svg:height="18.839cm" svg:x="1.3cm" svg:y="1.001cm">
          <draw:image xlink:href="Pictures/1000020100000407000002D84F9EE6C92BDD5B10.png" xlink:type="simple" xlink:show="embed" xlink:actuate="onLoad" loext:mime-type="image/png">
            <text:p/>
          </draw:image>
        </draw:frame>
      </draw:page>
      <draw:page draw:name="page26" draw:style-name="dp1" draw:master-page-name="Per_20_defecte">
        <draw:frame draw:style-name="gr1" draw:text-style-name="P1" draw:layer="layout" svg:width="26.828cm" svg:height="18.493cm" svg:x="1.216cm" svg:y="1.337cm">
          <draw:image xlink:href="Pictures/10000201000003F6000002BBD43920E075C3FF46.png" xlink:type="simple" xlink:show="embed" xlink:actuate="onLoad" loext:mime-type="image/png">
            <text:p/>
          </draw:image>
        </draw:frame>
      </draw:page>
      <draw:page draw:name="page27" draw:style-name="dp1" draw:master-page-name="Per_20_defecte">
        <draw:frame draw:style-name="gr1" draw:text-style-name="P1" draw:layer="layout" svg:width="27.278cm" svg:height="18.784cm" svg:x="0.991cm" svg:y="1.192cm">
          <draw:image xlink:href="Pictures/1000020100000407000002C6D5DA3CDBD6249143.png" xlink:type="simple" xlink:show="embed" xlink:actuate="onLoad" loext:mime-type="image/png">
            <text:p/>
          </draw:image>
        </draw:frame>
      </draw:page>
      <draw:page draw:name="page28" draw:style-name="dp1" draw:master-page-name="Per_20_defecte">
        <draw:frame draw:style-name="gr1" draw:text-style-name="P1" draw:layer="layout" svg:width="27.278cm" svg:height="18.784cm" svg:x="0.991cm" svg:y="1.192cm">
          <draw:image xlink:href="Pictures/1000020100000407000002C63EAA94164A03C531.png" xlink:type="simple" xlink:show="embed" xlink:actuate="onLoad" loext:mime-type="image/png">
            <text:p/>
          </draw:image>
        </draw:frame>
      </draw:page>
      <draw:page draw:name="page29" draw:style-name="dp1" draw:master-page-name="Per_20_defecte">
        <draw:frame draw:style-name="gr1" draw:text-style-name="P1" draw:layer="layout" svg:width="26.881cm" svg:height="18.414cm" svg:x="1.189cm" svg:y="1.377cm">
          <draw:image xlink:href="Pictures/10000201000003F8000002B897A443620BA9B356.png" xlink:type="simple" xlink:show="embed" xlink:actuate="onLoad" loext:mime-type="image/png">
            <text:p/>
          </draw:image>
        </draw:frame>
      </draw:page>
      <draw:page draw:name="page30" draw:style-name="dp1" draw:master-page-name="Per_20_defecte">
        <draw:frame draw:style-name="gr1" draw:text-style-name="P1" draw:layer="layout" svg:width="27.278cm" svg:height="18.837cm" svg:x="0.991cm" svg:y="1.165cm">
          <draw:image xlink:href="Pictures/1000020100000407000002C87914182284A110F9.png" xlink:type="simple" xlink:show="embed" xlink:actuate="onLoad" loext:mime-type="image/png">
            <text:p/>
          </draw:image>
        </draw:frame>
      </draw:page>
      <draw:page draw:name="page31" draw:style-name="dp1" draw:master-page-name="Per_20_defecte">
        <draw:frame draw:style-name="gr1" draw:text-style-name="P1" draw:layer="layout" svg:width="27.278cm" svg:height="18.837cm" svg:x="0.991cm" svg:y="1.165cm">
          <draw:image xlink:href="Pictures/1000020100000407000002C87F28BDCAC0ED02DE.png" xlink:type="simple" xlink:show="embed" xlink:actuate="onLoad" loext:mime-type="image/png">
            <text:p/>
          </draw:image>
        </draw:frame>
      </draw:page>
      <draw:page draw:name="page32" draw:style-name="dp1" draw:master-page-name="Per_20_defecte">
        <draw:frame draw:style-name="gr1" draw:text-style-name="P1" draw:layer="layout" svg:width="27.278cm" svg:height="18.837cm" svg:x="0.991cm" svg:y="1.165cm">
          <draw:image xlink:href="Pictures/1000020100000407000002C885D33B666D674E4D.png" xlink:type="simple" xlink:show="embed" xlink:actuate="onLoad" loext:mime-type="image/png">
            <text:p/>
          </draw:image>
        </draw:frame>
      </draw:page>
      <draw:page draw:name="page33" draw:style-name="dp1" draw:master-page-name="Per_20_defecte">
        <draw:frame draw:style-name="gr1" draw:text-style-name="P1" draw:layer="layout" svg:width="27.278cm" svg:height="18.837cm" svg:x="0.991cm" svg:y="1.165cm">
          <draw:image xlink:href="Pictures/1000020100000407000002C8F5D7F26E6921FA41.png" xlink:type="simple" xlink:show="embed" xlink:actuate="onLoad" loext:mime-type="image/png">
            <text:p/>
          </draw:image>
        </draw:frame>
      </draw:page>
      <draw:page draw:name="page34" draw:style-name="dp1" draw:master-page-name="Per_20_defecte">
        <draw:frame draw:style-name="gr1" draw:text-style-name="P1" draw:layer="layout" svg:width="27.188cm" svg:height="18.839cm" svg:x="1.036cm" svg:y="1.164cm">
          <draw:image xlink:href="Pictures/1000020100000405000002C92C926C786CD7663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28cm" fo:page-height="20.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8:24:31.521980454</meta:creation-date>
    <dc:date>2021-10-10T19:19:14.380383908</dc:date>
    <meta:editing-duration>PT13M</meta:editing-duration>
    <meta:editing-cycles>2</meta:editing-cycles>
    <meta:generator>LibreOffice/6.4.7.2$Linux_X86_64 LibreOffice_project/40$Build-2</meta:generator>
    <meta:document-statistic meta:object-count="34"/>
  </office:meta>
</office:document-meta>
</file>